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413cm"/>
    </style:style>
    <style:style style:name="pr1" style:family="presentation" style:parent-style-name="Default-subtitle">
      <style:graphic-properties draw:fill-color="#ffffff" fo:min-height="16.25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4cm" svg:x="1.4cm" svg:y="0.837cm" presentation:class="subtitle">
          <draw:text-box>
            <text:p>ExtJs widget event handling</text:p>
            <text:p>Mark Veltzer</text:p>
            <text:p>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Ext.util.Observable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All widget event handling in ExtJs is based on <text:span text:style-name="T1">Ext.util.Observable</text:span> (see separate presentation).</text:p>
              </text:list-item>
              <text:list-item>
                <text:p>In order to handle events properly your widget must containing <text:span text:style-name="T1">Ext.util.Observable</text:span> as a mixin.</text:p>
              </text:list-item>
              <text:list-item>
                <text:p>All regular ExtJs widgets have it.</text:p>
              </text:list-item>
              <text:list-item>
                <text:p>If you are writing your own classes then mix this one in to get the same API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gistering event handler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First check the documentation as to what data is provided by the event handler.</text:p>
              </text:list-item>
              <text:list-item>
                <text:p>Second, use the <text:span text:style-name="T1">on </text:span><text:span text:style-name="T2">method and the event name to register:</text:span></text:p>
                <text:p><text:span text:style-name="T1">myButton.on('click', function(btn, e, eOpts) {</text:span></text:p>
                <text:list>
                  <text:list-item>
                    <text:list>
                      <text:list-header>
                        <text:p><text:span text:style-name="T1">// event handling here</text:span></text:p>
                      </text:list-header>
                    </text:list>
                  </text:list-item>
                </text:list>
                <text:p><text:span text:style-name="T1">})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guments to event handlers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">First argument is the button itself so that you could share event handlers between widgets.</text:span></text:p>
              </text:list-item>
              <text:list-item>
                <text:p><text:span text:style-name="T2">Other arguments are more event specific (see the docs per event).</text:span></text:p>
              </text:list-item>
              <text:list-item>
                <text:p><text:span text:style-name="T2">If the event you are registering on is a DOM event then the second argument is usually the </text:span><text:span text:style-name="T1">Ext.EventObject</text:span><text:span text:style-name="T2"> ExtJs DOM event wrapper.</text:span></text:p>
              </text:list-item>
              <text:list-item>
                <text:p><text:span text:style-name="T2">You can use this object to find information about the event and handle bubbl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ding event handlers when creating widget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When creating widgets there is a better way to register event handlers than calling the <text:span text:style-name="T1">on </text:span><text:span text:style-name="T2">method.</text:span></text:p>
              </text:list-item>
              <text:list-item>
                <text:p><text:span text:style-name="T2">Declare a </text:span><text:span text:style-name="T1">listeners </text:span><text:span text:style-name="T2">attribute with the list event names and methods that will respond.</text:span></text:p>
              </text:list-item>
              <text:list-item>
                <text:p><text:span text:style-name="T2">See example (</text:span><text:span text:style-name="T1">event_listeners.html</text:span><text:span text:style-name="T2">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ding event handlers when extending widget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When extending widgets the same listeners technique can be applied.</text:p>
              </text:list-item>
              <text:list-item>
                <text:p><text:span text:style-name="T2">See example (</text:span><text:span text:style-name="T1">event_define.html</text:span><text:span text:style-name="T2">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hanging event handling of existing widget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You can use the <text:span text:style-name="T1">override </text:span><text:span text:style-name="T2">feature of </text:span><text:span text:style-name="T1">Ext.define </text:span><text:span text:style-name="T2">to change the default event handling of existing widgets.</text:span></text:p>
              </text:list-item>
              <text:list-item>
                <text:p><text:span text:style-name="T2">Just use </text:span><text:span text:style-name="T1">Ext.define</text:span><text:span text:style-name="T2"> and the listeners attribute.</text:span></text:p>
              </text:list-item>
              <text:list-item>
                <text:p><text:span text:style-name="T2">See example (</text:span><text:span text:style-name="T1">event_override.html</text:span><text:span text:style-name="T2">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“Weird” widgets event handler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Some widgets also have, in addition to the generic infrastructure, their own way of handling events.</text:p>
              </text:list-item>
              <text:list-item>
                <text:p>Example, the <text:span text:style-name="T1">Ext.button.Button</text:span> widget has a <text:span text:style-name="T1">handler </text:span><text:span text:style-name="T2">property to handle it's event.</text:span></text:p>
              </text:list-item>
              <text:list-item>
                <text:p><text:span text:style-name="T2">See examples (</text:span><text:span text:style-name="T1">event_button_simple.html, event_button_extend.html, event_button_override.html</text:span><text:span text:style-name="T2">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ustom events</text:p>
          </draw:text-box>
        </draw:frame>
        <draw:frame presentation:style-name="pr4" draw:layer="layout" svg:width="24.639cm" svg:height="14.39cm" svg:x="1.4cm" svg:y="4.914cm" presentation:class="outline" presentation:user-transformed="true">
          <draw:text-box>
            <text:list text:style-name="L2">
              <text:list-item>
                <text:p>While <text:span text:style-name="T1">click</text:span> <text:span text:style-name="T2">are nice they are too low level for high level application designers.</text:span></text:p>
              </text:list-item>
              <text:list-item>
                <text:p><text:span text:style-name="T2">If a button is important then its event is not a mere “click” but rather a “buy” or “sell” or “submit”.</text:span></text:p>
              </text:list-item>
              <text:list-item>
                <text:p><text:span text:style-name="T2">Think about a calendar widget: would you want to register to it's </text:span><text:span text:style-name="T1">click </text:span><text:span text:style-name="T2">event or a high level </text:span><text:span text:style-name="T1">calendarDateChanged </text:span><text:span text:style-name="T2">event?</text:span></text:p>
              </text:list-item>
              <text:list-item>
                <text:p><text:span text:style-name="T2">The advantage of such high level events is that you don't care about whether they come from mouse clicks, keyboard “enter” and from which DOM elemtn..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claring custom event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For a component to fire custom events it must first declare them.</text:p>
              </text:list-item>
              <text:list-item>
                <text:p>This is done using the <text:span text:style-name="T1">addEvent </text:span><text:span text:style-name="T2">method of every widget.</text:span></text:p>
              </text:list-item>
              <text:list-item>
                <text:p><text:span text:style-name="T2">Example:</text:span></text:p>
                <text:p><text:span text:style-name="T1">myButton.addEvents('myspecialevent1',...);</text:span></text:p>
              </text:list-item>
              <text:list-item>
                <text:p><text:span text:style-name="T2">If you are extending an existing widget it is best done in your </text:span><text:span text:style-name="T1">initComponent</text:span><text:span text:style-name="T2"> method (and remember to call the parent of-course...).</text:span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2" draw:text-style-name="P4" draw:layer="layout" svg:width="3.254cm" svg:height="0.663cm" svg:x="7.337cm" svg:y="15.504cm">
          <draw:text-box>
            <text:p text:style-name="P3"><text:span text:style-name="T3">initCompon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ring custom event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Is done via the <text:span text:style-name="T1">fireEvent </text:span><text:span text:style-name="T2">method.</text:span></text:p>
              </text:list-item>
              <text:list-item>
                <text:p><text:span text:style-name="T2">The argument should be high level data to match the high level event name that you defined.</text:span></text:p>
              </text:list-item>
              <text:list-item>
                <text:p><text:span text:style-name="T2">Document the arguments so that other may know how to get data when they register to your event.</text:span></text:p>
              </text:list-item>
              <text:list-item>
                <text:p><text:span text:style-name="T2">Example:</text:span></text:p>
                <text:p><text:span text:style-name="T1">myButton.fireEvent('myspecialevent1', arg1, arg2, arg3, /* ... */);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ceiving custom event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The receiver of your event will receive:</text:p>
              </text:list-item>
              <text:list-item>
                <text:p><text:span text:style-name="T1">this: </text:span><text:span text:style-name="T2">pointing correctly at your widget (implicit).</text:span></text:p>
              </text:list-item>
              <text:list-item>
                <text:p><text:span text:style-name="T1">e</text:span><text:span text:style-name="T2">vent: object describing the event that happened (first argument).</text:span></text:p>
              </text:list-item>
              <text:list-item>
                <text:p><text:span text:style-name="T2">All other arguments are the extra argument you supply when you fire the event.</text:span></text:p>
              </text:list-item>
              <text:list-item>
                <text:p><text:span text:style-name="T2">See examples (</text:span><text:span text:style-name="T1">event_custom_simple.html, event_custom_define.html</text:span><text:span text:style-name="T2">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pplication wide message bu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In all the previous slides objects had to have some reference one to the other if they were to listen to each other.</text:p>
              </text:list-item>
              <text:list-item>
                <text:p>Either by direct JavaScript object reference or by string id and calling <text:span text:style-name="T1">Ext.getCmp.</text:span></text:p>
              </text:list-item>
              <text:list-item>
                <text:p><text:span text:style-name="T2">This is fine for small scale event handling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pplication wide message bu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In a large application two parts of a big application would like to communicate without having a direct reference to the widget that fires the message.</text:p>
              </text:list-item>
              <text:list-item>
                <text:p><text:span text:style-name="T2">And sometimes you want to publish a message with no direct knowledge of to whom you are publishing.</text:span></text:p>
              </text:list-item>
              <text:list-item>
                <text:p><text:span text:style-name="T2">This is known as an application message bu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ing even further...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You can also bring in the server side to this way of thinking.</text:p>
              </text:list-item>
              <text:list-item>
                <text:p>What if a message originates at the server.</text:p>
              </text:list-item>
              <text:list-item>
                <text:p>The server should not have any clear idea of which widget at the client side it is sending the message to.</text:p>
              </text:list-item>
              <text:list-item>
                <text:p>And you can take this even further since the message may be coming for an Enterprise Message Bu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tJs and such buse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No support for such grand ideas at this point</text:p>
              </text:list-item>
              <text:list-item>
                <text:p>There are some nice publish/subscribe pieces of code floating around, see:</text:p>
                <text:p><text:span text:style-name="T1">http://blog.extjs.eu/plugins/ext-ux-msgbus-plugin/</text:span></text:p>
              </text:list-item>
              <text:list-item>
                <text:p>And you can roll your own.</text:p>
              </text:list-item>
              <text:list-item>
                <text:p>This could be very useful in a comet or HTML5 environment where server side push is also efficient and well support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8T06:08:39</meta:creation-date>
    <meta:editing-duration>PT1H44S</meta:editing-duration>
    <meta:editing-cycles>13</meta:editing-cycles>
    <dc:date>2012-05-18T07:43:08</dc:date>
    <meta:generator>LibreOffice/3.5$Linux_x86 LibreOffice_project/350m1$Build-2</meta:generator>
    <meta:document-statistic meta:object-count="85"/>
  </office:meta>
</office:document-meta>
</file>